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 style:data-style-name="N37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67.55" calcext:value-type="float">
            <text:p>67.5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string" calcext:value-type="string">
            <text:p>Debugging CoFEM algorithm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4-14" calcext:value-type="date">
            <text:p>14/04/25</text:p>
          </table:table-cell>
          <table:table-cell office:value-type="string" calcext:value-type="string">
            <text:p>Changing Conj_Grad alg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Adding Benchmarks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4-23" calcext:value-type="date">
            <text:p>23/04/25</text:p>
          </table:table-cell>
          <table:table-cell office:value-type="string" calcext:value-type="string">
            <text:p>Adding weight comp. Studying SURE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4-23T11:42:54.855126106</dc:date>
    <meta:editing-duration>P2DT20H49M47S</meta:editing-duration>
    <meta:editing-cycles>17</meta:editing-cycles>
    <meta:generator>LibreOffice/7.3.7.2$Linux_X86_64 LibreOffice_project/30$Build-2</meta:generator>
    <meta:document-statistic meta:table-count="1" meta:cell-count="71" meta:object-count="0"/>
  </office:meta>
</office:document-meta>
</file>